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weight="normal" officeooo:rsid="000aa0ca" officeooo:paragraph-rsid="000aa0ca" style:font-weight-asian="normal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font-weight="bold" officeooo:rsid="000aa0ca" officeooo:paragraph-rsid="000aa0ca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font-size="10.3000001907349pt" fo:font-weight="bold" officeooo:rsid="000aa0ca" officeooo:paragraph-rsid="000aa0ca" style:font-size-asian="10.3000001907349pt" style:font-weight-asian="bold" style:font-size-complex="10.3000001907349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b9943" officeooo:paragraph-rsid="000b9943" fo:background-color="#ffffff" style:font-size-asian="10.3000001907349pt" style:font-weight-asian="bold" style:font-size-complex="10.3000001907349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aa0ca" officeooo:paragraph-rsid="000b9943" fo:background-color="#ffffff" style:font-size-asian="10.3000001907349pt" style:font-weight-asian="bold" style:font-size-complex="10.3000001907349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aa0ca" officeooo:paragraph-rsid="000aa0ca" fo:background-color="#ffffff" style:font-size-asian="10.3000001907349pt" style:font-weight-asian="bold" style:font-size-complex="10.3000001907349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paragraph-rsid="000aa0ca" style:font-size-asian="10.3000001907349pt" style:font-weight-asian="bold" style:font-size-complex="10.3000001907349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aa0ca" officeooo:paragraph-rsid="000aa0ca" style:font-size-asian="10.3000001907349pt" style:font-weight-asian="bold" style:font-size-complex="10.3000001907349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b9943" officeooo:paragraph-rsid="000b9943" style:font-size-asian="10.3000001907349pt" style:font-weight-asian="bold" style:font-size-complex="10.3000001907349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d98d1" officeooo:paragraph-rsid="000d98d1" style:font-size-asian="10.3000001907349pt" style:font-weight-asian="bold" style:font-size-complex="10.3000001907349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1cbc26" officeooo:paragraph-rsid="001cbc26" style:font-size-asian="10.3000001907349pt" style:font-weight-asian="bold" style:font-size-complex="10.3000001907349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1d8803" officeooo:paragraph-rsid="001d8803" style:font-size-asian="10.3000001907349pt" style:font-weight-asian="bold" style:font-size-complex="10.3000001907349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0aa0ca" officeooo:paragraph-rsid="000aa0ca" style:font-size-asian="10.3000001907349pt" style:font-weight-asian="normal" style:font-size-complex="10.3000001907349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0b9943" officeooo:paragraph-rsid="000b9943" style:font-size-asian="10.3000001907349pt" style:font-weight-asian="normal" style:font-size-complex="10.3000001907349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1cbc26" officeooo:paragraph-rsid="001cbc26" style:font-size-asian="10.3000001907349pt" style:font-weight-asian="normal" style:font-size-complex="10.3000001907349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0d98d1" officeooo:paragraph-rsid="000d98d1" style:font-size-asian="10.3000001907349pt" style:font-style-asian="italic" style:font-weight-asian="normal" style:font-size-complex="10.3000001907349pt" style:font-style-complex="italic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0d98d1" officeooo:paragraph-rsid="00244401" style:font-size-asian="10.3000001907349pt" style:font-style-asian="italic" style:font-weight-asian="normal" style:font-size-complex="10.3000001907349pt" style:font-style-complex="italic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0f936a" officeooo:paragraph-rsid="000f936a" style:font-size-asian="10.3000001907349pt" style:font-style-asian="italic" style:font-weight-asian="normal" style:font-size-complex="10.3000001907349pt" style:font-style-complex="italic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27b1a0" officeooo:paragraph-rsid="0027b1a0" style:font-size-asian="10.3000001907349pt" style:font-style-asian="italic" style:font-weight-asian="normal" style:font-size-complex="10.3000001907349pt" style:font-style-complex="italic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244401" officeooo:paragraph-rsid="00244401" style:font-size-asian="10.3000001907349pt" style:font-style-asian="normal" style:font-weight-asian="bold" style:font-size-complex="10.3000001907349pt" style:font-style-complex="normal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0f936a" officeooo:paragraph-rsid="000f936a" style:font-size-asian="10.3000001907349pt" style:font-style-asian="normal" style:font-weight-asian="bold" style:font-size-complex="10.3000001907349pt" style:font-style-complex="normal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0f936a" officeooo:paragraph-rsid="00128e69" style:font-size-asian="10.3000001907349pt" style:font-style-asian="normal" style:font-weight-asian="bold" style:font-size-complex="10.3000001907349pt" style:font-style-complex="normal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28e69" officeooo:paragraph-rsid="00128e69" style:font-size-asian="10.3000001907349pt" style:font-style-asian="normal" style:font-weight-asian="bold" style:font-size-complex="10.3000001907349pt" style:font-style-complex="normal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28e69" officeooo:paragraph-rsid="0024fc60" style:font-size-asian="10.3000001907349pt" style:font-style-asian="normal" style:font-weight-asian="bold" style:font-size-complex="10.3000001907349pt" style:font-style-complex="normal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593ff" officeooo:paragraph-rsid="001593ff" style:font-size-asian="10.3000001907349pt" style:font-style-asian="normal" style:font-weight-asian="bold" style:font-size-complex="10.3000001907349pt" style:font-style-complex="normal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593ff" officeooo:paragraph-rsid="0015a81b" style:font-size-asian="10.3000001907349pt" style:font-style-asian="normal" style:font-weight-asian="bold" style:font-size-complex="10.3000001907349pt" style:font-style-complex="normal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27b1a0" officeooo:paragraph-rsid="0027b1a0" style:font-size-asian="10.3000001907349pt" style:font-style-asian="normal" style:font-weight-asian="bold" style:font-size-complex="10.3000001907349pt" style:font-style-complex="normal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normal" officeooo:rsid="00244401" officeooo:paragraph-rsid="00244401" style:font-size-asian="10.3000001907349pt" style:font-style-asian="normal" style:font-weight-asian="normal" style:font-size-complex="10.3000001907349pt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normal" officeooo:rsid="00128e69" officeooo:paragraph-rsid="00128e69" style:font-size-asian="10.3000001907349pt" style:font-style-asian="normal" style:font-weight-asian="normal" style:font-size-complex="10.3000001907349pt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color="#009900" style:font-name="ARIAL" fo:font-size="10.3000001907349pt" fo:font-weight="bold" officeooo:rsid="000aa0ca" officeooo:paragraph-rsid="000aa0ca" style:font-size-asian="10.3000001907349pt" style:font-weight-asian="bold" style:font-size-complex="10.3000001907349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fo:color="#009900" style:font-name="Arial" fo:font-size="10.3000001907349pt" fo:font-weight="bold" officeooo:rsid="000aa0ca" officeooo:paragraph-rsid="000aa0ca" style:font-size-asian="10.3000001907349pt" style:font-weight-asian="bold" style:font-size-complex="10.3000001907349pt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weight="bold" officeooo:rsid="000b9943" officeooo:paragraph-rsid="000b9943" style:font-size-asian="10.3000001907349pt" style:font-weight-asian="bold" style:font-size-complex="10.3000001907349pt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style="normal" fo:font-weight="bold" officeooo:rsid="000f936a" officeooo:paragraph-rsid="000f936a" style:font-size-asian="10.3000001907349pt" style:font-style-asian="normal" style:font-weight-asian="bold" style:font-size-complex="10.3000001907349pt" style:font-style-complex="normal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style="normal" fo:font-weight="bold" officeooo:rsid="001593ff" officeooo:paragraph-rsid="001593ff" style:font-size-asian="10.3000001907349pt" style:font-style-asian="normal" style:font-weight-asian="bold" style:font-size-complex="10.3000001907349pt" style:font-style-complex="normal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fo:color="#0000cc" style:font-name="Arial" fo:font-size="10.3000001907349pt" fo:font-weight="bold" officeooo:rsid="001d8803" officeooo:paragraph-rsid="001d8803" style:font-size-asian="10.3000001907349pt" style:font-weight-asian="bold" style:font-size-complex="10.3000001907349pt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fo:color="#0000cc" style:font-name="Arial" fo:font-size="10.3000001907349pt" fo:font-weight="bold" officeooo:rsid="001e4ed8" officeooo:paragraph-rsid="001e4ed8" style:font-size-asian="10.3000001907349pt" style:font-weight-asian="bold" style:font-size-complex="10.3000001907349pt" style:font-weight-complex="bold"/>
    </style:style>
    <style:style style:name="P37" style:family="paragraph" style:parent-style-name="Text_20_body">
      <style:paragraph-properties fo:line-height="115%"/>
      <style:text-properties style:font-name="Arial" fo:font-size="10.3000001907349pt" fo:font-weight="bold" officeooo:rsid="000f936a" officeooo:paragraph-rsid="000f936a" style:font-size-asian="10.3000001907349pt" style:font-weight-asian="bold" style:font-size-complex="10.3000001907349pt" style:font-weight-complex="bold"/>
    </style:style>
    <style:style style:name="P38" style:family="paragraph" style:parent-style-name="Text_20_body">
      <style:paragraph-properties fo:line-height="115%"/>
      <style:text-properties style:font-name="Arial" fo:font-size="10.3000001907349pt" fo:font-weight="bold" officeooo:rsid="00201bb4" officeooo:paragraph-rsid="00201bb4" style:font-size-asian="10.3000001907349pt" style:font-weight-asian="bold" style:font-size-complex="10.3000001907349pt" style:font-weight-complex="bold"/>
    </style:style>
    <style:style style:name="P39" style:family="paragraph" style:parent-style-name="Text_20_body">
      <style:paragraph-properties fo:line-height="115%"/>
      <style:text-properties style:font-name="Arial" fo:font-size="10.3000001907349pt" fo:font-style="normal" fo:font-weight="bold" officeooo:rsid="000f936a" officeooo:paragraph-rsid="000f936a" style:font-size-asian="10.3000001907349pt" style:font-style-asian="normal" style:font-weight-asian="bold" style:font-size-complex="10.3000001907349pt" style:font-style-complex="normal" style:font-weight-complex="bold"/>
    </style:style>
    <style:style style:name="P40" style:family="paragraph" style:parent-style-name="Text_20_body">
      <style:paragraph-properties fo:line-height="115%"/>
      <style:text-properties style:font-name="Arial" fo:font-size="10.3000001907349pt" fo:font-style="normal" fo:font-weight="bold" officeooo:rsid="00189f99" officeooo:paragraph-rsid="00189f99" style:font-size-asian="10.3000001907349pt" style:font-style-asian="normal" style:font-weight-asian="bold" style:font-size-complex="10.3000001907349pt" style:font-style-complex="normal" style:font-weight-complex="bold"/>
    </style:style>
    <style:style style:name="P41" style:family="paragraph" style:parent-style-name="Text_20_body">
      <style:paragraph-properties fo:line-height="115%"/>
      <style:text-properties style:font-name="Arial" fo:font-size="10.3000001907349pt" fo:font-style="normal" fo:font-weight="bold" officeooo:rsid="00189f99" officeooo:paragraph-rsid="0019169b" style:font-size-asian="10.3000001907349pt" style:font-style-asian="normal" style:font-weight-asian="bold" style:font-size-complex="10.3000001907349pt" style:font-style-complex="normal" style:font-weight-complex="bold"/>
    </style:style>
    <style:style style:name="P42" style:family="paragraph" style:parent-style-name="Text_20_body">
      <style:paragraph-properties fo:line-height="115%"/>
      <style:text-properties style:font-name="Arial" fo:font-size="10.3000001907349pt" fo:font-style="normal" fo:font-weight="bold" officeooo:rsid="00189f99" officeooo:paragraph-rsid="001d8803" style:font-size-asian="10.3000001907349pt" style:font-style-asian="normal" style:font-weight-asian="bold" style:font-size-complex="10.3000001907349pt" style:font-style-complex="normal" style:font-weight-complex="bold"/>
    </style:style>
    <style:style style:name="P43" style:family="paragraph" style:parent-style-name="Text_20_body">
      <style:paragraph-properties fo:line-height="115%" fo:text-align="start" style:justify-single-word="false"/>
      <style:text-properties style:font-name="Arial" fo:font-size="10.3000001907349pt" fo:font-style="normal" fo:font-weight="bold" officeooo:rsid="0017616a" officeooo:paragraph-rsid="0017616a" style:font-size-asian="10.3000001907349pt" style:font-style-asian="normal" style:font-weight-asian="bold" style:font-size-complex="10.3000001907349pt" style:font-style-complex="normal" style:font-weight-complex="bold"/>
    </style:style>
    <style:style style:name="P44" style:family="paragraph" style:parent-style-name="Text_20_body">
      <style:paragraph-properties fo:line-height="115%" fo:text-align="start" style:justify-single-word="false"/>
      <style:text-properties style:font-name="Arial" fo:font-size="10.3000001907349pt" fo:font-style="normal" fo:font-weight="bold" officeooo:rsid="0017616a" officeooo:paragraph-rsid="001d8803" style:font-size-asian="10.3000001907349pt" style:font-style-asian="normal" style:font-weight-asian="bold" style:font-size-complex="10.3000001907349pt" style:font-style-complex="normal" style:font-weight-complex="bold"/>
    </style:style>
    <style:style style:name="P45" style:family="paragraph" style:parent-style-name="Text_20_body">
      <style:paragraph-properties fo:line-height="115%"/>
      <style:text-properties style:font-name="Arial" fo:font-size="10.3000001907349pt" fo:font-style="normal" fo:font-weight="bold" officeooo:rsid="0010ad4a" officeooo:paragraph-rsid="0010ad4a" style:font-size-asian="10.3000001907349pt" style:font-style-asian="normal" style:font-weight-asian="bold" style:font-size-complex="10.3000001907349pt" style:font-style-complex="normal" style:font-weight-complex="bold"/>
    </style:style>
    <style:style style:name="P46" style:family="paragraph" style:parent-style-name="Text_20_body">
      <style:paragraph-properties fo:line-height="115%"/>
      <style:text-properties style:font-name="Arial" fo:font-size="10.3000001907349pt" fo:font-style="normal" fo:font-weight="bold" officeooo:rsid="001ca3e9" officeooo:paragraph-rsid="001ca3e9" style:font-size-asian="10.3000001907349pt" style:font-style-asian="normal" style:font-weight-asian="bold" style:font-size-complex="10.3000001907349pt" style:font-style-complex="normal" style:font-weight-complex="bold"/>
    </style:style>
    <style:style style:name="P47" style:family="paragraph" style:parent-style-name="Text_20_body">
      <style:paragraph-properties fo:line-height="115%"/>
      <style:text-properties style:font-name="Arial" fo:font-size="10.3000001907349pt" fo:font-style="normal" fo:font-weight="normal" officeooo:rsid="00189f99" officeooo:paragraph-rsid="00189f99" style:font-size-asian="10.3000001907349pt" style:font-style-asian="normal" style:font-weight-asian="normal" style:font-size-complex="10.3000001907349pt" style:font-style-complex="normal" style:font-weight-complex="normal"/>
    </style:style>
    <style:style style:name="P48" style:family="paragraph" style:parent-style-name="Text_20_body">
      <style:paragraph-properties fo:line-height="115%"/>
      <style:text-properties style:font-name="Arial" fo:font-size="10.3000001907349pt" fo:font-style="normal" fo:font-weight="normal" officeooo:rsid="0010ad4a" officeooo:paragraph-rsid="0010ad4a" style:font-size-asian="10.3000001907349pt" style:font-style-asian="normal" style:font-weight-asian="normal" style:font-size-complex="10.3000001907349pt" style:font-style-complex="normal" style:font-weight-complex="normal"/>
    </style:style>
    <style:style style:name="P49" style:family="paragraph" style:parent-style-name="Text_20_body">
      <style:paragraph-properties fo:line-height="115%"/>
      <style:text-properties style:font-name="Arial" fo:font-size="10.3000001907349pt" fo:font-style="normal" fo:font-weight="normal" officeooo:rsid="001ca3e9" officeooo:paragraph-rsid="001ca3e9" style:font-size-asian="10.3000001907349pt" style:font-style-asian="normal" style:font-weight-asian="normal" style:font-size-complex="10.3000001907349pt" style:font-style-complex="normal" style:font-weight-complex="normal"/>
    </style:style>
    <style:style style:name="P50" style:family="paragraph" style:parent-style-name="Text_20_body">
      <style:paragraph-properties fo:line-height="115%"/>
      <style:text-properties style:font-name="Arial" fo:font-size="10.3000001907349pt" fo:font-style="italic" fo:font-weight="normal" officeooo:rsid="000f936a" officeooo:paragraph-rsid="0010ad4a" style:font-size-asian="10.3000001907349pt" style:font-style-asian="italic" style:font-weight-asian="normal" style:font-size-complex="10.3000001907349pt" style:font-style-complex="italic" style:font-weight-complex="normal"/>
    </style:style>
    <style:style style:name="P51" style:family="paragraph" style:parent-style-name="Text_20_body">
      <style:paragraph-properties fo:line-height="115%" fo:text-align="start" style:justify-single-word="false"/>
      <style:text-properties style:font-name="Arial" fo:font-size="10.3000001907349pt" fo:font-style="italic" fo:font-weight="normal" officeooo:rsid="0017616a" officeooo:paragraph-rsid="0017616a" style:font-size-asian="10.3000001907349pt" style:font-style-asian="italic" style:font-weight-asian="normal" style:font-size-complex="10.3000001907349pt" style:font-style-complex="italic" style:font-weight-complex="normal"/>
    </style:style>
    <style:style style:name="P52" style:family="paragraph" style:parent-style-name="Text_20_body">
      <style:paragraph-properties fo:line-height="115%"/>
      <style:text-properties style:font-name="Arial" fo:font-size="10.3000001907349pt" fo:font-weight="normal" officeooo:rsid="00201bb4" officeooo:paragraph-rsid="00201bb4" style:font-size-asian="10.3000001907349pt" style:font-weight-asian="normal" style:font-size-complex="10.3000001907349pt" style:font-weight-complex="normal"/>
    </style:style>
    <style:style style:name="P53" style:family="paragraph" style:parent-style-name="Text_20_body">
      <style:paragraph-properties fo:line-height="115%"/>
      <style:text-properties style:font-name="Arial" fo:font-size="10.3000001907349pt" fo:font-style="normal" fo:font-weight="bold" officeooo:rsid="001ca3e9" officeooo:paragraph-rsid="002bec25" style:font-size-asian="10.3000001907349pt" style:font-style-asian="normal" style:font-weight-asian="bold" style:font-size-complex="10.3000001907349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f99" style:font-weight-asian="normal" style:font-weight-complex="normal"/>
    </style:style>
    <style:style style:name="T3" style:family="text">
      <style:text-properties fo:font-weight="normal" officeooo:rsid="00244401" style:font-weight-asian="normal" style:font-weight-complex="normal"/>
    </style:style>
    <style:style style:name="T4" style:family="text">
      <style:text-properties fo:font-weight="normal" officeooo:rsid="002b616c" style:font-weight-asian="normal" style:font-weight-complex="normal"/>
    </style:style>
    <style:style style:name="T5" style:family="text">
      <style:text-properties fo:font-weight="normal" officeooo:rsid="0019169b" style:font-weight-asian="normal" style:font-weight-complex="normal"/>
    </style:style>
    <style:style style:name="T6" style:family="text">
      <style:text-properties fo:color="#009900"/>
    </style:style>
    <style:style style:name="T7" style:family="text">
      <style:text-properties fo:color="#0099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9900" officeooo:rsid="000aa0ca"/>
    </style:style>
    <style:style style:name="T9" style:family="text">
      <style:text-properties fo:color="#ff0066"/>
    </style:style>
    <style:style style:name="T10" style:family="text">
      <style:text-properties fo:color="#cc0000"/>
    </style:style>
    <style:style style:name="T11" style:family="text">
      <style:text-properties fo:color="#cc0000" fo:font-weight="normal" style:font-weight-asian="normal" style:font-weight-complex="normal"/>
    </style:style>
    <style:style style:name="T12" style:family="text">
      <style:text-properties fo:color="#cc0000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6666ff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0ad4a"/>
    </style:style>
    <style:style style:name="T16" style:family="text">
      <style:text-properties fo:color="#800000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19169b"/>
    </style:style>
    <style:style style:name="T19" style:family="text">
      <style:text-properties fo:color="#0066cc"/>
    </style:style>
    <style:style style:name="T20" style:family="text">
      <style:text-properties officeooo:rsid="000aa0ca"/>
    </style:style>
    <style:style style:name="T21" style:family="text">
      <style:text-properties officeooo:rsid="001e4ed8"/>
    </style:style>
    <style:style style:name="T22" style:family="text">
      <style:text-properties fo:color="#cc0066"/>
    </style:style>
    <style:style style:name="T23" style:family="text">
      <style:text-properties fo:color="#ff0000"/>
    </style:style>
    <style:style style:name="T24" style:family="text">
      <style:text-properties officeooo:rsid="0024fc60"/>
    </style:style>
    <style:style style:name="T25" style:family="text">
      <style:text-properties officeooo:rsid="00299f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NTIFÍCIA UNIVERSIDADE CATÓLICA DE MINAS GERAIS </text:p>
      <text:p text:style-name="P2">Aluna: <text:span text:style-name="T1">Raíssa Carolina Vilela da Silva </text:span>| Matrícula: <text:span text:style-name="T1">604697</text:span> | Matéria: <text:span text:style-name="T1">LC II – Lista 02 </text:span></text:p>
      <text:p text:style-name="P1"/>
      <text:p text:style-name="P3">1) Faça um programa em Java que preencha uma CLista com 10 números inteiros. Calcule e imprima a soma desses números.</text:p>
      <text:p text:style-name="P30"/>
      <text:p text:style-name="P4"><text:span text:style-name="T6">public static</text:span> CLista preencher ( ){</text:p>
      <text:p text:style-name="P4"><text:tab/>CLista L = <text:span text:style-name="T10">new</text:span> CLista ( );</text:p>
      <text:p text:style-name="P4"><text:span text:style-name="T6"><text:tab/>int</text:span> dado = <text:span text:style-name="T9">0</text:span>;</text:p>
      <text:p text:style-name="P4"/>
      <text:p text:style-name="P4"><text:span text:style-name="T10"><text:tab/>for</text:span> (<text:span text:style-name="T6">int</text:span> i = <text:span text:style-name="T9">0</text:span>; i &lt; <text:span text:style-name="T9">10</text:span>; i++){</text:p>
      <text:p text:style-name="P4"><text:tab/><text:tab/>System.out.println(<text:span text:style-name="T9">"Entre com um dado: "</text:span>);</text:p>
      <text:p text:style-name="P4"><text:tab/><text:tab/>dado = in.nextInt( );</text:p>
      <text:p text:style-name="P4"><text:tab/><text:tab/>L.insereComeco(dado);</text:p>
      <text:p text:style-name="P4"><text:tab/>}<text:span text:style-name="T1">//end for</text:span></text:p>
      <text:p text:style-name="P4"><text:span text:style-name="T10"><text:s text:c="5"/>return</text:span> L;</text:p>
      <text:p text:style-name="P4">}<text:span text:style-name="T1">//end preencher ( )</text:span></text:p>
      <text:p text:style-name="P5"/>
      <text:p text:style-name="P6"><text:span text:style-name="T6">public static int</text:span> soma (CLista L){</text:p>
      <text:p text:style-name="P6"><text:tab/>CLista L2 <text:s text:c="4"/>= L;</text:p>
      <text:p text:style-name="P6"><text:tab/>Object item <text:s/>= <text:span text:style-name="T9">null</text:span>;</text:p>
      <text:p text:style-name="P6"><text:span text:style-name="T6"><text:tab/>int </text:span>soma <text:s text:c="6"/>= <text:span text:style-name="T9">0</text:span>;</text:p>
      <text:p text:style-name="P6"><text:span text:style-name="T6"><text:tab/>int</text:span> dado <text:s text:c="7"/>= <text:span text:style-name="T9">0</text:span>;</text:p>
      <text:p text:style-name="P6"><text:span text:style-name="T6"><text:tab/>int</text:span> quantidade = L.quantidade( );</text:p>
      <text:p text:style-name="P6"/>
      <text:p text:style-name="P6"><text:span text:style-name="T10"><text:tab/>while</text:span>(quantidade &gt; <text:span text:style-name="T9">0</text:span>){</text:p>
      <text:p text:style-name="P6"><text:tab/><text:tab/>dado = (<text:span text:style-name="T6">int</text:span>) L2.removeRetornaComeco( );</text:p>
      <text:p text:style-name="P6"><text:tab/><text:tab/>soma = soma + dado;</text:p>
      <text:p text:style-name="P6"><text:tab/><text:tab/>quantidade --;</text:p>
      <text:p text:style-name="P6"><text:tab/>}<text:span text:style-name="T1">//end while</text:span> <text:s text:c="7"/></text:p>
      <text:p text:style-name="P6"><text:span text:style-name="T10"><text:s text:c="5"/>return</text:span> soma; <text:s text:c="3"/></text:p>
      <text:p text:style-name="P6">}<text:span text:style-name="T1">//end soma</text:span></text:p>
      <text:p text:style-name="P31"/>
      <text:p text:style-name="P7"><text:span text:style-name="T8">public static void</text:span><text:span text:style-name="T20"> questao01 ( ){</text:span></text:p>
      <text:p text:style-name="P8"><text:tab/>CLista L <text:s/>= <text:span text:style-name="T10">new</text:span> CLista( );</text:p>
      <text:p text:style-name="P8"><text:span text:style-name="T6"><text:tab/>int</text:span> soma = <text:span text:style-name="T9">0</text:span>;</text:p>
      <text:p text:style-name="P8"><text:tab/></text:p>
      <text:p text:style-name="P8"><text:tab/>L <text:s text:c="7"/>= preencher( );</text:p>
      <text:p text:style-name="P8"><text:tab/>soma = soma(L);</text:p>
      <text:p text:style-name="P8"/>
      <text:p text:style-name="P8"><text:tab/>System.out.println(<text:span text:style-name="T9">"SOMA: "</text:span>+soma);</text:p>
      <text:p text:style-name="P8">}<text:span text:style-name="T1">//end questao01( )</text:span></text:p>
      <text:p text:style-name="P13"/>
      <text:p text:style-name="P9">2) Faça um programa em Java que preencha uma CFila com 10 números inteiros. Calcule e imprima a soma desses números.</text:p>
      <text:p text:style-name="P9"><text:line-break/> <text:span text:style-name="T6">public static</text:span> CFila preencherF ( ){</text:p>
      <text:p text:style-name="P9"><text:s/><text:tab/>CFila F <text:s/>= <text:span text:style-name="T10">new</text:span> CFila ( );</text:p>
      <text:p text:style-name="P9"><text:s/><text:tab/><text:span text:style-name="T6">int</text:span> dado = <text:span text:style-name="T9">0</text:span>;</text:p>
      <text:p text:style-name="P9"/>
      <text:p text:style-name="P9"><text:s/><text:tab/><text:span text:style-name="T10">for</text:span> (<text:span text:style-name="T6">int</text:span> i = <text:span text:style-name="T9">0</text:span>; i &lt; <text:span text:style-name="T9">10</text:span>; i++){</text:p>
      <text:p text:style-name="P9"><text:s/><text:tab/><text:tab/>System.out.println(<text:span text:style-name="T9">"Entre com um dado: "</text:span>);</text:p>
      <text:p text:style-name="P9"><text:s/><text:tab/><text:tab/>dado = in.nextInt( );</text:p>
      <text:p text:style-name="P9"><text:s/><text:tab/><text:tab/>F.enfileira(dado);</text:p>
      <text:p text:style-name="P9"><text:s/><text:tab/>} <text:span text:style-name="T1">//end for</text:span></text:p>
      <text:p text:style-name="P9"><text:s text:c="5"/><text:span text:style-name="T10">return</text:span> F;</text:p>
      <text:p text:style-name="P9"><text:s/>} <text:span text:style-name="T1">//end preencher ( )</text:span></text:p>
      <text:p text:style-name="P9"><text:soft-page-break/><text:s/><text:span text:style-name="T6">public static int</text:span> soma (CFila F){</text:p>
      <text:p text:style-name="P9"><text:s/><text:tab/>CFila F2 <text:s text:c="11"/>= F;</text:p>
      <text:p text:style-name="P9"><text:s/><text:tab/>Object item <text:s text:c="5"/>= <text:span text:style-name="T9">null</text:span>;</text:p>
      <text:p text:style-name="P9"><text:s/><text:tab/><text:span text:style-name="T6">int</text:span> dado <text:s text:c="11"/>= <text:span text:style-name="T9">0</text:span>;</text:p>
      <text:p text:style-name="P9"><text:s/><text:tab/><text:span text:style-name="T6">int</text:span> soma <text:s text:c="10"/>= <text:span text:style-name="T9">0</text:span>;</text:p>
      <text:p text:style-name="P9"><text:s/><text:tab/><text:span text:style-name="T6">int</text:span> quantidade = F.quantidade( );</text:p>
      <text:p text:style-name="P9"/>
      <text:p text:style-name="P9"><text:s/><text:tab/><text:span text:style-name="T10">while </text:span>(quantidade &gt; <text:span text:style-name="T9">0</text:span>){</text:p>
      <text:p text:style-name="P9"><text:s/><text:tab/><text:tab/>item <text:s text:c="2"/>= F.desenfileira( );</text:p>
      <text:p text:style-name="P9"><text:s/><text:tab/><text:tab/>dado <text:s/>= (<text:span text:style-name="T6">int</text:span>) item;</text:p>
      <text:p text:style-name="P9"><text:s/><text:tab/><text:tab/>soma = soma + (<text:span text:style-name="T6">int</text:span>) dado;</text:p>
      <text:p text:style-name="P9"><text:s/><text:tab/><text:tab/>quantidade--;</text:p>
      <text:p text:style-name="P9"><text:s/><text:tab/>} <text:span text:style-name="T1">//end for</text:span></text:p>
      <text:p text:style-name="P9"><text:s text:c="4"/><text:span text:style-name="T10">return</text:span> soma;</text:p>
      <text:p text:style-name="P9"><text:s/>} <text:span text:style-name="T1">//end soma ( )</text:span></text:p>
      <text:p text:style-name="P32"/>
      <text:p text:style-name="P9"><text:span text:style-name="T6">public static void</text:span> questao02 ( ){</text:p>
      <text:p text:style-name="P9"><text:tab/>CFila F <text:s text:c="3"/>= new CFila( );</text:p>
      <text:p text:style-name="P9"><text:span text:style-name="T6"><text:tab/>int</text:span> soma = <text:span text:style-name="T9">0</text:span>;</text:p>
      <text:p text:style-name="P9"/>
      <text:p text:style-name="P9"><text:tab/>F <text:s text:c="7"/>= preencherF( );</text:p>
      <text:p text:style-name="P9"><text:tab/>soma = soma(F);</text:p>
      <text:p text:style-name="P9"/>
      <text:p text:style-name="P9"><text:tab/>System.out.println(<text:span text:style-name="T9">"SOMA: "</text:span>+soma); </text:p>
      <text:p text:style-name="P9">} <text:span text:style-name="T1">//end questao02( )</text:span></text:p>
      <text:p text:style-name="P14"/>
      <text:p text:style-name="P10">3) Faça um programa em Java que preencha uma CLista com 10 valores de tipos diferentes (String, double, int, etc…). Tente calcular e imprimir a soma desses elementos. Que erro ocorre?</text:p>
      <text:p text:style-name="P10"/>
      <text:p text:style-name="P11"><text:span text:style-name="T6">public static</text:span> CLista variada ( ){</text:p>
      <text:p text:style-name="P11"><text:tab/>CLista L = <text:span text:style-name="T10">new</text:span> CLista( );</text:p>
      <text:p text:style-name="P11"><text:tab/> </text:p>
      <text:p text:style-name="P11"><text:span text:style-name="T6"><text:tab/>boolean</text:span> bool <text:s/>= <text:span text:style-name="T9">true</text:span>;</text:p>
      <text:p text:style-name="P11"><text:tab/>L.insereComeco(bool);</text:p>
      <text:p text:style-name="P11"><text:span text:style-name="T6"><text:tab/>boolean</text:span> bool2 = <text:span text:style-name="T9">false</text:span>;</text:p>
      <text:p text:style-name="P11"><text:tab/>L.insereComeco(bool2);</text:p>
      <text:p text:style-name="P11"><text:span text:style-name="T6"><text:tab/>char </text:span><text:s/>caract1 =<text:span text:style-name="T9"> '-'</text:span>;</text:p>
      <text:p text:style-name="P11"><text:tab/>L.insereComeco(caract1);</text:p>
      <text:p text:style-name="P11"><text:span text:style-name="T6"><text:tab/>char</text:span> <text:s text:c="2"/>caract = <text:span text:style-name="T9">'a'</text:span>;</text:p>
      <text:p text:style-name="P11"><text:tab/>L.insereComeco(caract);</text:p>
      <text:p text:style-name="P11"><text:span text:style-name="T6"><text:tab/>int </text:span><text:s text:c="4"/>dado <text:s/>= <text:span text:style-name="T9">10</text:span>;</text:p>
      <text:p text:style-name="P11"><text:tab/>L.insereComeco(dado);</text:p>
      <text:p text:style-name="P11"><text:span text:style-name="T6"><text:tab/>int</text:span> <text:s text:c="4"/>value = <text:span text:style-name="T9">79</text:span>;</text:p>
      <text:p text:style-name="P11"><text:tab/>L.insereComeco(value);</text:p>
      <text:p text:style-name="P11"><text:span text:style-name="T6"><text:tab/>String </text:span><text:s/>valor = <text:span text:style-name="T9">"valor"</text:span>;</text:p>
      <text:p text:style-name="P11"><text:tab/>L.insereComeco(valor);</text:p>
      <text:p text:style-name="P11"><text:span text:style-name="T6"><text:tab/>String</text:span> <text:s/>vazia = <text:span text:style-name="T9">" "</text:span>;</text:p>
      <text:p text:style-name="P11"><text:tab/>L.insereComeco(vazia);</text:p>
      <text:p text:style-name="P11"><text:span text:style-name="T6"><text:tab/>double</text:span> <text:s/>num <text:s text:c="2"/>= <text:span text:style-name="T9">1.85</text:span>;</text:p>
      <text:p text:style-name="P11"><text:tab/>L.insereComeco(num);</text:p>
      <text:p text:style-name="P11"><text:span text:style-name="T6"><text:tab/>double</text:span> <text:s/>num2 <text:s/>= <text:span text:style-name="T9">7.92</text:span>;</text:p>
      <text:p text:style-name="P11"><text:tab/>L.insereComeco(num2);</text:p>
      <text:p text:style-name="P11"><text:span text:style-name="T10"><text:line-break/> <text:s text:c="4"/>return </text:span>L;</text:p>
      <text:p text:style-name="P11">}<text:span text:style-name="T1">//end preencher ( )</text:span></text:p>
      <text:p text:style-name="P10"/>
      <text:p text:style-name="P10"/>
      <text:p text:style-name="P11"><text:soft-page-break/><text:span text:style-name="T6">public static void</text:span> questao03( ){<text:tab/><text:tab/></text:p>
      <text:p text:style-name="P11"><text:tab/>CLista L <text:s text:c="10"/>= <text:span text:style-name="T10">new</text:span> CLista( );</text:p>
      <text:p text:style-name="P11"><text:span text:style-name="T6"><text:tab/>int</text:span> quantidade = <text:span text:style-name="T9">0</text:span>;</text:p>
      <text:p text:style-name="P11"><text:tab/>Object item <text:s text:c="5"/>= <text:span text:style-name="T9">null</text:span>;</text:p>
      <text:p text:style-name="P11"><text:span text:style-name="T6"><text:tab/>int</text:span> dado <text:s text:c="11"/>= <text:span text:style-name="T9">0</text:span>;</text:p>
      <text:p text:style-name="P11"><text:span text:style-name="T6"><text:tab/>int</text:span> soma <text:s text:c="10"/>= <text:span text:style-name="T9">0</text:span>;</text:p>
      <text:p text:style-name="P11"/>
      <text:p text:style-name="P11"><text:tab/>L = variada( );</text:p>
      <text:p text:style-name="P11"><text:tab/>quantidade = L.quantidade( );</text:p>
      <text:p text:style-name="P11"><text:line-break/><text:tab/><text:span text:style-name="T10">while</text:span>(quantidade &gt; <text:span text:style-name="T9">0</text:span>){</text:p>
      <text:p text:style-name="P11"><text:tab/><text:tab/>item = L.removeRetornaComeco( );</text:p>
      <text:p text:style-name="P11"><text:tab/><text:tab/>dado = (<text:span text:style-name="T6">int</text:span>) item;</text:p>
      <text:p text:style-name="P11"><text:tab/><text:tab/>soma = soma + dado;</text:p>
      <text:p text:style-name="P11"><text:tab/><text:tab/>quantidade --;</text:p>
      <text:p text:style-name="P11"><text:tab/>}<text:span text:style-name="T1">//end while</text:span> </text:p>
      <text:p text:style-name="P11"><text:tab/>System.out.println(<text:span text:style-name="T9">"Soma: "</text:span>+soma);</text:p>
      <text:p text:style-name="P11">}<text:span text:style-name="T1">//end questao03( )</text:span></text:p>
      <text:p text:style-name="P15"/>
      <text:p text:style-name="P35"><text:span text:style-name="T23">RESPOSTA:</text:span> Percebe-se que ao compilar o código não <text:span text:style-name="T21">se é apresentado nenhum erro aparente, porém, ao executar o mesmo é apresentado ao usuário o seguinte erro: </text:span></text:p>
      <text:p text:style-name="P35"/>
      <text:p text:style-name="P36"><text:s text:c="12"/>Exception in thread "main" java.lang.ClassCastException:</text:p>
      <text:p text:style-name="P36"><text:s text:c="12"/>java.base/java.lang.Double cannot be cast to java.base/java.lang.Integer</text:p>
      <text:p text:style-name="P12"/>
      <text:p text:style-name="P10">4) Faça um programa em Java que preencha uma CLista com os dados de 5 alunos. Os dados dos alunos estão armazenados em objetos da classe Aluno.</text:p>
      <text:p text:style-name="P16"/>
      <text:p text:style-name="P20"><text:span text:style-name="T9">import</text:span> java.util.AbstractList;</text:p>
      <text:p text:style-name="P20"><text:span text:style-name="T9">import</text:span> java.util.Scanner;</text:p>
      <text:p text:style-name="P20"/>
      <text:p text:style-name="P20"><text:span text:style-name="T6">class</text:span> Aluno {</text:p>
      <text:p text:style-name="P20"><text:span text:style-name="T6"><text:tab/>public String</text:span> nome;</text:p>
      <text:p text:style-name="P20"><text:span text:style-name="T6"><text:tab/>public int</text:span> matricula;</text:p>
      <text:p text:style-name="P20"/>
      <text:p text:style-name="P20"><text:span text:style-name="T6"><text:tab/>public</text:span> Aluno ( ) {</text:p>
      <text:p text:style-name="P20"><text:span text:style-name="T9"><text:tab/><text:tab/>this</text:span>.nome <text:s text:c="5"/>= <text:span text:style-name="T9">""</text:span>;</text:p>
      <text:p text:style-name="P20"><text:span text:style-name="T9"><text:tab/><text:tab/>this</text:span>.matricula = <text:span text:style-name="T9">0</text:span>;</text:p>
      <text:p text:style-name="P20"><text:tab/>} <text:span text:style-name="T1">//end construtor </text:span></text:p>
      <text:p text:style-name="P28"/>
      <text:p text:style-name="P20"><text:span text:style-name="T6"><text:tab/>public</text:span> Aluno (<text:span text:style-name="T6">String</text:span> name, <text:span text:style-name="T6">int</text:span> matricula) {</text:p>
      <text:p text:style-name="P20"><text:span text:style-name="T9"><text:tab/><text:tab/>this</text:span>.nome <text:s text:c="6"/>= name;</text:p>
      <text:p text:style-name="P20"><text:span text:style-name="T9"><text:tab/><text:tab/>this</text:span>.matricula = matricula;</text:p>
      <text:p text:style-name="P20"><text:tab/>} <text:span text:style-name="T1">//end construtor</text:span> </text:p>
      <text:p text:style-name="P20">}<text:span text:style-name="T1"> //end class </text:span></text:p>
      <text:p text:style-name="P17"/>
      <text:p text:style-name="P21">5) Altere o programa feito na questão 4 para que ele imprima os dados dos 5 alunos conforme o layout a seguir:</text:p>
      <text:p text:style-name="P21"/>
      <text:p text:style-name="P21"><text:tab/><text:span text:style-name="T14">1 – nome aluno – matrícula</text:span></text:p>
      <text:p text:style-name="P18"><text:tab/>2 – nome aluno – matrícula </text:p>
      <text:p text:style-name="P18"><text:tab/>…</text:p>
      <text:p text:style-name="P18"><text:tab/>5 – nome aluno – matrícula</text:p>
      <text:p text:style-name="P18"/>
      <text:p text:style-name="P19"/>
      <text:p text:style-name="P19"/>
      <text:p text:style-name="P19"/>
      <text:p text:style-name="P27"><text:soft-page-break/><text:span text:style-name="T6">public class</text:span> MainCLista {</text:p>
      <text:p text:style-name="P27"><text:span text:style-name="T6">private static</text:span> Scanner in = <text:span text:style-name="T10">new</text:span> Scanner (System.in);</text:p>
      <text:p text:style-name="P27"/>
      <text:p text:style-name="P27"><text:span text:style-name="T6"><text:tab/>public static void</text:span> teste ( <text:s/>) {</text:p>
      <text:p text:style-name="P27"><text:tab/><text:tab/>CLista L = <text:span text:style-name="T10">new</text:span> CLista ( <text:s/>);</text:p>
      <text:p text:style-name="P27"><text:tab/><text:tab/>Aluno <text:s/>a = <text:span text:style-name="T10">new</text:span> Aluno (<text:span text:style-name="T9">"Marlon"</text:span>,<text:span text:style-name="T9"> 601020</text:span>);</text:p>
      <text:p text:style-name="P27"><text:tab/><text:tab/>Aluno <text:s/>b = <text:span text:style-name="T10">new</text:span> Aluno (<text:span text:style-name="T9">"Raissa"</text:span>, <text:span text:style-name="T9">604697</text:span>);</text:p>
      <text:p text:style-name="P27"><text:tab/><text:tab/>Aluno <text:s/>c = <text:span text:style-name="T10">new</text:span> Aluno (<text:span text:style-name="T9">"Willian"</text:span>, <text:span text:style-name="T9">613416</text:span>);</text:p>
      <text:p text:style-name="P27"><text:tab/><text:tab/>Aluno <text:s/>d = <text:span text:style-name="T10">new</text:span> Aluno (<text:span text:style-name="T9">"Wilton"</text:span>, <text:span text:style-name="T9">623451</text:span>);</text:p>
      <text:p text:style-name="P27"><text:tab/><text:tab/>Aluno <text:s/>e = <text:span text:style-name="T10">new</text:span> Aluno (<text:span text:style-name="T9">"Kelven"</text:span>, <text:span text:style-name="T9">613418</text:span>);</text:p>
      <text:p text:style-name="P27"><text:tab/><text:tab/>Object data1, data2, data3, data4, data5;</text:p>
      <text:p text:style-name="P27"><text:tab/></text:p>
      <text:p text:style-name="P27"><text:tab/><text:tab/>data1 = (a.nome + a.matricula);</text:p>
      <text:p text:style-name="P27"><text:tab/><text:tab/>data2 = (b.nome + b.matricula);</text:p>
      <text:p text:style-name="P27"><text:tab/><text:tab/>data3 = (c.nome + c.matricula);</text:p>
      <text:p text:style-name="P27"><text:tab/><text:tab/>data4 = (d.nome + d.matricula);</text:p>
      <text:p text:style-name="P27"><text:tab/><text:tab/>data5 = (e.nome + e.matricula);</text:p>
      <text:p text:style-name="P27"/>
      <text:p text:style-name="P27"><text:tab/><text:tab/>L.insereFim(data1);</text:p>
      <text:p text:style-name="P27"><text:tab/><text:tab/>L.insereFim(data2);</text:p>
      <text:p text:style-name="P27"><text:tab/><text:tab/>L.insereFim(data3);</text:p>
      <text:p text:style-name="P27"><text:tab/><text:tab/>L.insereFim(data4);</text:p>
      <text:p text:style-name="P27"><text:tab/><text:tab/>L.insereFim(data5);</text:p>
      <text:p text:style-name="P27"><text:tab/><text:tab/>L.imprim<text:span text:style-name="T25">e</text:span>( );</text:p>
      <text:p text:style-name="P27"><text:tab/>} <text:span text:style-name="T1">//end teste( )</text:span></text:p>
      <text:p text:style-name="P27"/>
      <text:p text:style-name="P27"><text:span text:style-name="T6"><text:tab/>public static void</text:span> main (String [ ] args) {</text:p>
      <text:p text:style-name="P27"><text:tab/><text:tab/>teste( );</text:p>
      <text:p text:style-name="P27"><text:tab/>} <text:span text:style-name="T1">//end main( <text:s/>)</text:span></text:p>
      <text:p text:style-name="P27">} <text:span text:style-name="T1">//end class MainCLista( <text:s/>)</text:span></text:p>
      <text:p text:style-name="P21"/>
      <text:p text:style-name="P21">6) Crie uma função que receba a estrutura de dados (CLista, CFila e CPilha) como parâmetro e retorne a soma de seus elementos. Obs: considere que todos seus dados são do tipo int.</text:p>
      <text:p text:style-name="P21"/>
      <text:p text:style-name="P23"><text:span text:style-name="T6">public static int</text:span> somarTudo (CLista L, CFila F, CPilha P){</text:p>
      <text:p text:style-name="P23"><text:tab/>Object L1, F1, P1;</text:p>
      <text:p text:style-name="P23"><text:tab/>CLista <text:s text:c="2"/>Laux <text:s text:c="3"/>= L;</text:p>
      <text:p text:style-name="P23"><text:tab/>CFila <text:s text:c="4"/>Faux <text:s text:c="3"/>= F;</text:p>
      <text:p text:style-name="P23"><text:tab/>CPilha <text:s/>Paux <text:s text:c="3"/>= P;</text:p>
      <text:p text:style-name="P23"><text:span text:style-name="T6"><text:tab/>int</text:span> somarTudo = <text:span text:style-name="T9">0</text:span>;</text:p>
      <text:p text:style-name="P23"><text:span text:style-name="T6"><text:tab/>int</text:span> <text:s text:c="7"/>q1 = L.quantidade( );</text:p>
      <text:p text:style-name="P23"><text:span text:style-name="T6"><text:tab/>int</text:span> <text:s text:c="7"/>q2 = F.quantidade( );</text:p>
      <text:p text:style-name="P23"><text:span text:style-name="T6"><text:tab/>int</text:span> <text:s text:c="7"/>q3 = P.quantidade( );</text:p>
      <text:p text:style-name="P23"><text:span text:style-name="T6"><text:tab/>int</text:span> <text:s text:c="2"/>amount1 = <text:span text:style-name="T9">0</text:span>;</text:p>
      <text:p text:style-name="P23"><text:span text:style-name="T6"><text:tab/>int</text:span> <text:s text:c="2"/>amount2 = <text:span text:style-name="T9">0</text:span>;</text:p>
      <text:p text:style-name="P23"><text:span text:style-name="T6"><text:tab/>int</text:span> <text:s text:c="2"/>amount3 = <text:span text:style-name="T9">0</text:span>; </text:p>
      <text:p text:style-name="P23"><text:span text:style-name="T6"><text:tab/>int</text:span> <text:s text:c="3"/>item1, item2, item3;</text:p>
      <text:p text:style-name="P23"/>
      <text:p text:style-name="P29"><text:tab/>//somar dados da Lista <text:s text:c="10"/></text:p>
      <text:p text:style-name="P23"><text:span text:style-name="T11"><text:tab/></text:span><text:span text:style-name="T10">while</text:span>(q1 &gt; <text:span text:style-name="T9">0</text:span>){</text:p>
      <text:p text:style-name="P23"><text:tab/><text:tab/>L1 <text:s text:c="5"/>= Laux.removeRetornaComeco( );</text:p>
      <text:p text:style-name="P23"><text:tab/><text:tab/>item1 <text:s text:c="2"/>= (<text:span text:style-name="T6">int</text:span>) L1;</text:p>
      <text:p text:style-name="P23"><text:tab/><text:tab/>amount1 = amount1 + (<text:span text:style-name="T6">int</text:span>) item1;</text:p>
      <text:p text:style-name="P23"><text:tab/><text:tab/>q1 --;</text:p>
      <text:p text:style-name="P23"><text:tab/>}<text:span text:style-name="T1">//end while</text:span></text:p>
      <text:p text:style-name="P23"/>
      <text:p text:style-name="P29"><text:tab/>//somar dados da Pilha</text:p>
      <text:p text:style-name="P23"><text:soft-page-break/><text:span text:style-name="T11"><text:tab/></text:span><text:span text:style-name="T10">while</text:span>(q2 &gt; <text:span text:style-name="T9">0</text:span>){</text:p>
      <text:p text:style-name="P23"><text:tab/><text:tab/>P1 <text:s text:c="5"/>= Paux.desempilha( );</text:p>
      <text:p text:style-name="P23"><text:tab/><text:tab/>item2 <text:s text:c="2"/>= (<text:span text:style-name="T6">int</text:span>) P1;</text:p>
      <text:p text:style-name="P23"><text:tab/><text:tab/>amount2 = amount2 + (<text:span text:style-name="T6">int</text:span>) item2;</text:p>
      <text:p text:style-name="P23"><text:tab/><text:tab/>q2 --;</text:p>
      <text:p text:style-name="P23"><text:tab/>}<text:span text:style-name="T1">//end while</text:span></text:p>
      <text:p text:style-name="P23"/>
      <text:p text:style-name="P29"><text:tab/>//somar dados da Fila</text:p>
      <text:p text:style-name="P23"><text:span text:style-name="T11"><text:tab/></text:span><text:span text:style-name="T10">while</text:span>(q3 &gt; <text:span text:style-name="T9">0</text:span>){</text:p>
      <text:p text:style-name="P23"><text:tab/><text:tab/>F1 <text:s text:c="5"/>= Faux.desenfileira( );</text:p>
      <text:p text:style-name="P23"><text:tab/><text:tab/>item3 <text:s text:c="2"/>= (<text:span text:style-name="T6">int</text:span>) F1;</text:p>
      <text:p text:style-name="P23"><text:tab/><text:tab/>amount3 = amount3 + (<text:span text:style-name="T6">int</text:span>) item3;</text:p>
      <text:p text:style-name="P23"><text:tab/><text:tab/>q3 --;</text:p>
      <text:p text:style-name="P23"><text:tab/>}<text:span text:style-name="T1">//end while</text:span></text:p>
      <text:p text:style-name="P23"/>
      <text:p text:style-name="P29"><text:tab/>//somar tudo </text:p>
      <text:p text:style-name="P23"><text:span text:style-name="T1"><text:tab/></text:span>somarTudo = amount1 + amount2 + amount3;</text:p>
      <text:p text:style-name="P23"><text:span text:style-name="T10"><text:s text:c="5"/>return</text:span> somarTudo;</text:p>
      <text:p text:style-name="P23">} <text:span text:style-name="T1">//end somarTudo( )</text:span></text:p>
      <text:p text:style-name="P33"/>
      <text:p text:style-name="P23"><text:span text:style-name="T6">public static void</text:span> questao06 ( ) {</text:p>
      <text:p text:style-name="P23"><text:tab/>CFila <text:s text:c="2"/>F <text:s/>= <text:span text:style-name="T10">new</text:span> CFila <text:s text:c="2"/>( );</text:p>
      <text:p text:style-name="P23"><text:tab/>CPilha P = <text:span text:style-name="T10">new</text:span> CPilha ( );</text:p>
      <text:p text:style-name="P23"><text:tab/>CLista L = <text:span text:style-name="T10">new</text:span> CLista <text:s/>( );</text:p>
      <text:p text:style-name="P23"/>
      <text:p text:style-name="P23"><text:tab/>L = preencher <text:s/>( );</text:p>
      <text:p text:style-name="P23"><text:tab/>System.out.println(<text:span text:style-name="T9">""</text:span>);</text:p>
      <text:p text:style-name="P23"><text:tab/>F = preencherF ( );</text:p>
      <text:p text:style-name="P23"><text:tab/>System.out.println(<text:span text:style-name="T9">""</text:span>);</text:p>
      <text:p text:style-name="P23"><text:tab/>P = preencherP ( );</text:p>
      <text:p text:style-name="P24"><text:tab/><text:span text:style-name="T24">S</text:span>ystem.out.println(<text:span text:style-name="T9">"SOMA DE TODOS OS TERMOS: "</text:span>+somarTudo(L,F,P));</text:p>
      <text:p text:style-name="P23"/>
      <text:p text:style-name="P23">}<text:span text:style-name="T1">//end questao06( )</text:span></text:p>
      <text:p text:style-name="P22"/>
      <text:p text:style-name="P21">7) <text:s/>Crie uma função que calcule o número de elementos positivos de uma estrutura de dados passada como parâmetro.</text:p>
      <text:p text:style-name="P21"/>
      <text:p text:style-name="P33"/>
      <text:p text:style-name="P25"><text:span text:style-name="T6">public static int</text:span> numElementosPosF (CFila F){</text:p>
      <text:p text:style-name="P25"><text:tab/>CFila Faux <text:s text:c="6"/>= F;</text:p>
      <text:p text:style-name="P25"><text:span text:style-name="T6"><text:tab/>int</text:span> quantidade = F.quantidade( );</text:p>
      <text:p text:style-name="P25"><text:span text:style-name="T6"><text:tab/>int</text:span> amount <text:s text:c="6"/>= <text:span text:style-name="T9">0</text:span>;</text:p>
      <text:p text:style-name="P25"><text:span text:style-name="T6"><text:tab/>int</text:span> <text:s text:c="3"/>item <text:s text:c="9"/>= <text:span text:style-name="T9">0</text:span>;</text:p>
      <text:p text:style-name="P25"><text:tab/>Object dado <text:s text:c="4"/>= <text:span text:style-name="T9">null</text:span>;</text:p>
      <text:p text:style-name="P25"><text:s text:c="12"/></text:p>
      <text:p text:style-name="P25"><text:tab/><text:span text:style-name="T16">while</text:span> (quantidade &gt; <text:span text:style-name="T9">0</text:span>){</text:p>
      <text:p text:style-name="P25"><text:tab/><text:tab/>dado = Faux.desenfileira( );</text:p>
      <text:p text:style-name="P25"><text:tab/><text:tab/>item = (<text:span text:style-name="T6">int</text:span>) dado;</text:p>
      <text:p text:style-name="P25"><text:tab/><text:tab/><text:span text:style-name="T16">if</text:span>(item &gt; <text:span text:style-name="T9">0</text:span>){</text:p>
      <text:p text:style-name="P25"><text:tab/><text:tab/><text:tab/>amount = amount+1;</text:p>
      <text:p text:style-name="P25"><text:tab/><text:tab/>}<text:span text:style-name="T1">//end if</text:span></text:p>
      <text:p text:style-name="P25"><text:tab/><text:tab/>quantidade --;</text:p>
      <text:p text:style-name="P25"><text:tab/>}<text:span text:style-name="T1">//end while</text:span></text:p>
      <text:p text:style-name="P25"><text:s text:c="5"/><text:span text:style-name="T16">return</text:span> amount;</text:p>
      <text:p text:style-name="P25">}<text:span text:style-name="T1">//end numElementosPosF( )</text:span></text:p>
      <text:p text:style-name="P34"/>
      <text:p text:style-name="P34"/>
      <text:p text:style-name="P25"><text:soft-page-break/><text:span text:style-name="T6">public static int</text:span> numElementosPosP (CPilha P){</text:p>
      <text:p text:style-name="P25"><text:tab/>CPilha Paux <text:s text:c="4"/>= P;</text:p>
      <text:p text:style-name="P25"><text:tab/><text:span text:style-name="T6">int</text:span> quantidade = P.quantidade( );</text:p>
      <text:p text:style-name="P25"><text:tab/><text:span text:style-name="T6">int</text:span> amount <text:s text:c="6"/>= <text:span text:style-name="T9">0</text:span>;</text:p>
      <text:p text:style-name="P25"><text:tab/><text:span text:style-name="T6">int</text:span> <text:s text:c="3"/>item <text:s text:c="9"/>= <text:span text:style-name="T9">0</text:span>;</text:p>
      <text:p text:style-name="P25"><text:tab/>Object dado <text:s text:c="4"/>= <text:span text:style-name="T9">null</text:span>;</text:p>
      <text:p text:style-name="P25"><text:s text:c="12"/></text:p>
      <text:p text:style-name="P25"><text:tab/><text:span text:style-name="T16">while</text:span> (quantidade &gt; <text:span text:style-name="T9">0</text:span>){</text:p>
      <text:p text:style-name="P25"><text:tab/><text:tab/>dado = Paux.desempilha( );</text:p>
      <text:p text:style-name="P25"><text:tab/><text:tab/>item = (<text:span text:style-name="T6">int</text:span>) dado;</text:p>
      <text:p text:style-name="P25"><text:tab/><text:tab/><text:span text:style-name="T16">if</text:span>(item &gt; <text:span text:style-name="T9">0</text:span>){</text:p>
      <text:p text:style-name="P25"><text:tab/><text:tab/><text:tab/>amount = amount+1;</text:p>
      <text:p text:style-name="P25"><text:tab/><text:tab/>}<text:span text:style-name="T1">//end if</text:span></text:p>
      <text:p text:style-name="P25"><text:tab/><text:tab/>quantidade --;</text:p>
      <text:p text:style-name="P25"><text:tab/>}<text:span text:style-name="T1">//end while</text:span></text:p>
      <text:p text:style-name="P25"><text:s text:c="5"/><text:span text:style-name="T16">return</text:span> amount;</text:p>
      <text:p text:style-name="P25">}<text:span text:style-name="T1">//end numElementosPosP( )</text:span></text:p>
      <text:p text:style-name="P34"/>
      <text:p text:style-name="P25"><text:span text:style-name="T6">public static int</text:span> numElementosPosL (CLista L){</text:p>
      <text:p text:style-name="P25"><text:tab/>CLista Laux <text:s text:c="4"/>= L;</text:p>
      <text:p text:style-name="P25"><text:tab/><text:span text:style-name="T6">int</text:span> quantidade = L.quantidade( );</text:p>
      <text:p text:style-name="P25"><text:tab/><text:span text:style-name="T6">int</text:span> amount <text:s text:c="6"/>= <text:span text:style-name="T9">0</text:span>;</text:p>
      <text:p text:style-name="P25"><text:tab/><text:span text:style-name="T6">int</text:span> <text:s text:c="3"/>item <text:s text:c="9"/>= <text:span text:style-name="T9">0</text:span>;</text:p>
      <text:p text:style-name="P25"><text:tab/>Object dado <text:s text:c="4"/>= <text:span text:style-name="T9">null</text:span>;</text:p>
      <text:p text:style-name="P25"><text:s text:c="7"/></text:p>
      <text:p text:style-name="P25"><text:tab/><text:span text:style-name="T16">while</text:span> (quantidade &gt; <text:span text:style-name="T9">0</text:span>){</text:p>
      <text:p text:style-name="P25"><text:tab/><text:tab/>dado = Laux.removeRetornaComeco( );</text:p>
      <text:p text:style-name="P25"><text:tab/><text:tab/>item = (<text:span text:style-name="T6">int</text:span>) dado;</text:p>
      <text:p text:style-name="P25"><text:tab/><text:tab/><text:span text:style-name="T16">if</text:span>(item &gt; <text:span text:style-name="T9">0</text:span>){</text:p>
      <text:p text:style-name="P25"><text:tab/><text:tab/><text:tab/>amount = amount+1;</text:p>
      <text:p text:style-name="P25"><text:tab/><text:tab/>}<text:span text:style-name="T1">//end if</text:span></text:p>
      <text:p text:style-name="P25"><text:tab/><text:tab/>quantidade --;</text:p>
      <text:p text:style-name="P25"><text:tab/>}<text:span text:style-name="T1">//end while</text:span></text:p>
      <text:p text:style-name="P25"><text:s text:c="5"/><text:span text:style-name="T16">return</text:span> amount;</text:p>
      <text:p text:style-name="P25">}<text:span text:style-name="T1">//end numElementosPosF( )</text:span></text:p>
      <text:p text:style-name="P21"/>
      <text:p text:style-name="P25"><text:span text:style-name="T6">public static void</text:span> questao07( ){</text:p>
      <text:p text:style-name="P25"><text:tab/><text:span text:style-name="T6">int</text:span> dado = <text:span text:style-name="T9">0</text:span>;</text:p>
      <text:p text:style-name="P25"/>
      <text:p text:style-name="P25"><text:tab/>System.out.println(<text:span text:style-name="T9">"DIGITE A OPCAO DESEJADA: "</text:span>);</text:p>
      <text:p text:style-name="P25"><text:tab/>System.out.println(<text:span text:style-name="T9">"1 - CFila"</text:span>);</text:p>
      <text:p text:style-name="P25"><text:tab/>System.out.println(<text:span text:style-name="T9">"2 - CLista"</text:span>);</text:p>
      <text:p text:style-name="P25"><text:tab/>System.out.println(<text:span text:style-name="T9">"3 - CPilha"</text:span>);</text:p>
      <text:p text:style-name="P25"/>
      <text:p text:style-name="P25"><text:tab/>dado = in.nextInt( );</text:p>
      <text:p text:style-name="P25"/>
      <text:p text:style-name="P25"><text:tab/><text:span text:style-name="T16">if</text:span>(dado == <text:span text:style-name="T9">1</text:span>){</text:p>
      <text:p text:style-name="P25"><text:tab/><text:tab/>System.out.println(<text:span text:style-name="T9">""</text:span>);</text:p>
      <text:p text:style-name="P26"><text:tab/><text:tab/>System.out.println(<text:span text:style-name="T9">"CFILA: "</text:span>);</text:p>
      <text:p text:style-name="P26"><text:tab/><text:tab/>CFila F = <text:span text:style-name="T10">new </text:span>CFila( );</text:p>
      <text:p text:style-name="P25"><text:tab/><text:tab/>int num = 0;</text:p>
      <text:p text:style-name="P25"><text:tab/><text:tab/>F <text:s text:c="2"/>= preencherF( );</text:p>
      <text:p text:style-name="P25"><text:tab/><text:tab/>num = numElementosPosF(F);</text:p>
      <text:p text:style-name="P25"><text:tab/><text:tab/>System.out.println(<text:span text:style-name="T9">"Qtde de numeros positivos nesta Fila: "</text:span>+num);</text:p>
      <text:p text:style-name="P25"><text:tab/>} <text:span text:style-name="T16">else if</text:span> (dado == <text:span text:style-name="T9">2</text:span>){</text:p>
      <text:p text:style-name="P25"><text:tab/><text:tab/>System.out.println(<text:span text:style-name="T9">""</text:span>);</text:p>
      <text:p text:style-name="P25"><text:tab/><text:tab/>System.out.println(<text:span text:style-name="T9">"CLISTA: "</text:span>);</text:p>
      <text:p text:style-name="P25"><text:soft-page-break/><text:tab/><text:tab/>CLista L = <text:span text:style-name="T10">new</text:span> CLista( );</text:p>
      <text:p text:style-name="P25"><text:tab/><text:tab/>int num <text:s/>= <text:span text:style-name="T9">0</text:span>; </text:p>
      <text:p text:style-name="P25"><text:tab/><text:tab/>L <text:s text:c="2"/>= preencher( );</text:p>
      <text:p text:style-name="P25"><text:tab/><text:tab/>num = numElementosPosL(L);</text:p>
      <text:p text:style-name="P25"><text:tab/><text:tab/>System.out.println(<text:span text:style-name="T9">"Qtde de numeros positivos nesta Lista: "</text:span>+num); <text:s/></text:p>
      <text:p text:style-name="P25"><text:tab/>} <text:span text:style-name="T16">else if</text:span> (dado == <text:span text:style-name="T9">3</text:span>){</text:p>
      <text:p text:style-name="P25"><text:tab/><text:tab/>System.out.println(<text:span text:style-name="T9">""</text:span>);</text:p>
      <text:p text:style-name="P25"><text:tab/><text:tab/>System.out.println(<text:span text:style-name="T9">"CPILHA: "</text:span>);</text:p>
      <text:p text:style-name="P25"><text:tab/><text:tab/>CPilha P = <text:span text:style-name="T10">new</text:span> CPilha( );</text:p>
      <text:p text:style-name="P25"><text:tab/><text:tab/>int num <text:s/>= <text:span text:style-name="T9">0</text:span>;</text:p>
      <text:p text:style-name="P25"><text:tab/><text:tab/>P <text:s text:c="2"/>= preencherP( );</text:p>
      <text:p text:style-name="P25"><text:tab/><text:tab/>num = numElementosPosP(P);</text:p>
      <text:p text:style-name="P25"><text:tab/><text:tab/>System.out.println(<text:span text:style-name="T9">"Qtde de numeros positivos nesta Pilha: "</text:span>+num); <text:s/></text:p>
      <text:p text:style-name="P25"><text:tab/>} <text:span text:style-name="T16">else</text:span> {</text:p>
      <text:p text:style-name="P25"><text:tab/><text:tab/>System.out.println(<text:span text:style-name="T9">"ERRO: OPCAO INVALIDA."</text:span>);</text:p>
      <text:p text:style-name="P25"><text:tab/>}<text:span text:style-name="T1">//end else</text:span></text:p>
      <text:p text:style-name="P25">}<text:span text:style-name="T1">//end questao07( )</text:span></text:p>
      <text:p text:style-name="P21"/>
      <text:p text:style-name="P37">8) Crie uma função que calcule o número de ocorrências em uma estrutura de dados de um elemento passado como parâmetro.</text:p>
      <text:p text:style-name="P38"><text:span text:style-name="T6"><text:line-break/>public static int</text:span> numOcorrenciasF (CFila F, <text:span text:style-name="T6">int</text:span> n){<text:line-break/><text:tab/>CFila Faux <text:s text:c="8"/>= F;<text:line-break/><text:tab/>Object dado <text:s text:c="5"/>= <text:span text:style-name="T22">null</text:span>;<text:line-break/><text:tab/><text:span text:style-name="T6">int</text:span> item <text:s text:c="13"/>= <text:span text:style-name="T22">0</text:span>;<text:line-break/><text:tab/><text:span text:style-name="T6">int</text:span> ocorrencias = <text:span text:style-name="T22">0</text:span>;<text:line-break/><text:tab/><text:span text:style-name="T6">int</text:span> quantidade <text:s/>= F.quantidade( );</text:p>
      <text:p text:style-name="P38"><text:span text:style-name="T10"><text:tab/>while</text:span> (quantidade &gt; <text:span text:style-name="T22">0</text:span>){<text:line-break/><text:tab/><text:tab/>dado = Faux.desenfileira( );<text:line-break/><text:tab/><text:tab/>item = (<text:span text:style-name="T6">int</text:span>) dado;<text:line-break/><text:tab/><text:tab/> <text:span text:style-name="T10">if</text:span>(item == n){<text:line-break/><text:tab/><text:tab/><text:tab/>ocorrencias++;<text:line-break/><text:tab/><text:tab/>}<text:span text:style-name="T1">// end if</text:span><text:line-break/><text:tab/><text:tab/>quantidade--;<text:line-break/><text:tab/>}<text:span text:style-name="T1">//end while</text:span><text:line-break/> <text:s text:c="5"/><text:span text:style-name="T10">return</text:span> ocorrencias;<text:line-break/>}<text:span text:style-name="T1">//end numOcorrenciasF ( ) <text:line-break/></text:span></text:p>
      <text:p text:style-name="P38"><text:span text:style-name="T6">public static int</text:span> numOcorrenciasP (CPilha P, <text:span text:style-name="T6">int</text:span> n){<text:line-break/><text:tab/>CPilha Paux <text:s text:c="5"/>= P;<text:line-break/><text:tab/>Object dado <text:s text:c="5"/>= <text:span text:style-name="T22">null</text:span>;<text:line-break/><text:tab/><text:span text:style-name="T6">int</text:span> item <text:s text:c="13"/>= <text:span text:style-name="T22">0</text:span>;<text:line-break/><text:tab/><text:span text:style-name="T6">int</text:span> ocorrencias = <text:span text:style-name="T22">0</text:span>;<text:line-break/><text:tab/><text:span text:style-name="T6">int</text:span> quantidade <text:s/>= P.quantidade( );</text:p>
      <text:p text:style-name="P38"><text:tab/><text:span text:style-name="T10">while</text:span> (quantidade &gt; <text:span text:style-name="T22">0</text:span>){<text:line-break/><text:tab/><text:tab/>dado = Paux.desempilha( );<text:line-break/><text:tab/><text:tab/>item = (<text:span text:style-name="T6">int</text:span>) dado;<text:line-break/><text:tab/><text:tab/><text:span text:style-name="T10">if </text:span>(item == n){<text:line-break/><text:tab/><text:tab/><text:tab/>ocorrencias++;<text:line-break/><text:tab/><text:tab/>}<text:span text:style-name="T1">//end if</text:span><text:line-break/><text:tab/><text:tab/>quantidade--;<text:line-break/><text:tab/>}<text:span text:style-name="T1">//end while</text:span><text:line-break/><text:span text:style-name="T10"> <text:s text:c="5"/>return</text:span> ocorrencias;<text:line-break/>}<text:span text:style-name="T1">//end numOcorrenciasP ( )</text:span></text:p>
      <text:p text:style-name="P52"/>
      <text:p text:style-name="P38"><text:soft-page-break/><text:span text:style-name="T6">public static int</text:span> numOcorrenciasL (CLista L, <text:span text:style-name="T6">int</text:span> n){<text:line-break/><text:tab/>CLista Laux <text:s text:c="6"/>= L;<text:line-break/><text:tab/>Object dado <text:s text:c="5"/>= <text:span text:style-name="T22">null</text:span>;<text:line-break/><text:tab/><text:span text:style-name="T6">int</text:span> item <text:s text:c="13"/>= <text:span text:style-name="T22">0</text:span>;<text:line-break/><text:tab/><text:span text:style-name="T6">int</text:span> ocorrencias = <text:span text:style-name="T22">0</text:span>;<text:line-break/><text:tab/><text:span text:style-name="T6">int</text:span> quantidade <text:s/>= L.quantidade( );</text:p>
      <text:p text:style-name="P38"><text:span text:style-name="T10"><text:tab/>while</text:span> (quantidade &gt; <text:span text:style-name="T22">0</text:span>){<text:line-break/><text:tab/><text:tab/>dado = Laux.removeRetornaComeco( );<text:line-break/><text:tab/><text:tab/>item = (<text:span text:style-name="T6">int</text:span>) dado;<text:line-break/><text:tab/><text:tab/><text:span text:style-name="T10">if</text:span>(item == n){<text:line-break/><text:tab/><text:tab/><text:tab/>ocorrencias++;<text:line-break/><text:tab/><text:tab/>}<text:span text:style-name="T1">//end if</text:span><text:line-break/><text:tab/><text:tab/>quantidade--;<text:line-break/><text:tab/>}<text:span text:style-name="T1">//end while</text:span><text:line-break/> <text:s text:c="5"/><text:span text:style-name="T10">return</text:span> ocorrencias;<text:line-break/>}<text:span text:style-name="T1">//end numOcorrenciasL ( )</text:span></text:p>
      <text:p text:style-name="P38"><text:span text:style-name="T6">public static void</text:span> questao08 ( ){<text:line-break/><text:tab/>CFila <text:s/>F <text:s text:c="2"/>= <text:span text:style-name="T10">new</text:span> CFila <text:s/>( <text:s/>);<text:line-break/><text:tab/>CLista L <text:s/>= <text:span text:style-name="T10">new</text:span> CLista ( );<text:line-break/><text:tab/>CPilha P <text:s/>= <text:span text:style-name="T10">new</text:span> CPilha ( );<text:line-break/><text:tab/><text:span text:style-name="T6">int</text:span> ocorrenciasF = <text:span text:style-name="T22">0</text:span>;<text:line-break/><text:tab/><text:span text:style-name="T6">int</text:span> ocorrenciasP = <text:span text:style-name="T22">0</text:span>;<text:line-break/><text:tab/><text:span text:style-name="T6">int</text:span> ocorrenciasL = <text:span text:style-name="T22">0</text:span>;</text:p>
      <text:p text:style-name="P38"><text:tab/>System.out.println(<text:span text:style-name="T22">"FILA:"</text:span>);<text:line-break/><text:tab/>F = preencherF ( );<text:line-break/><text:tab/>System.out.println(<text:span text:style-name="T22">"LISTA:"</text:span>);<text:line-break/><text:tab/>L = preencher <text:s/>( );<text:line-break/><text:tab/>System.out.println(<text:span text:style-name="T22">"PILHA:"</text:span>);<text:line-break/><text:tab/>P = preencherP ( );</text:p>
      <text:p text:style-name="P38"><text:span text:style-name="T19"><text:tab/>//contar o numero de ocorrencias</text:span><text:line-break/><text:tab/>ocorrenciasF = numOcorrenciasF (F,<text:span text:style-name="T22">5</text:span>);<text:line-break/><text:tab/>ocorrenciasL = numOcorrenciasL (L,<text:span text:style-name="T22">4</text:span>);<text:line-break/><text:tab/>ocorrenciasP = numOcorrenciasP (P,<text:span text:style-name="T22">0</text:span>);</text:p>
      <text:p text:style-name="P38"><text:tab/>System.out.println (<text:span text:style-name="T22">"Ocorrencias P: "</text:span> +ocorrenciasP+ <text:span text:style-name="T22">" |Ocorrencias F: "</text:span> +ocorrenciasF+<text:line-break/><text:tab/> <text:s text:c="31"/><text:span text:style-name="T22">" |Ocorrencias L: " </text:span>+ocorrenciasL);<text:line-break/>}<text:span text:style-name="T1">//end questao08</text:span></text:p>
      <text:p text:style-name="P52"/>
      <text:p text:style-name="P37">9) Cria as funções <text:span text:style-name="T1">static CLista criaCLista(int opcao, int n), static CFila criaCFila(int opcao, int n), static CPilha criaCPilha (int opcao, int n) </text:span>que criam e retornam, respectivamente, uma CLista, CFila e CPilha. O parâmetro pode ter os seguintes valores:</text:p>
      <text:p text:style-name="P37"><text:tab/><text:span text:style-name="T14">0 – gera a coleção com n elementos, de 0 até n-1<text:line-break/><text:tab/>1 – gera a coleção em ordem decrescente, de n-1 até 0<text:line-break/><text:tab/>2 – gera a coleção com n elementos aleatórios </text:span></text:p>
      <text:p text:style-name="P39"><text:s/>Exemplo da chamada das funções: </text:p>
      <text:p text:style-name="P50"><text:span text:style-name="T6">static void</text:span> main(string[ ] args){<text:line-break/>CLista testeA;<text:line-break/>CFila testeQ;<text:line-break/>CPilha testeS;<text:line-break/></text:p>
      <text:p text:style-name="P50">testeA = criaCLista(<text:span text:style-name="T9">2</text:span>,<text:span text:style-name="T9"> 400</text:span>);<text:line-break/><text:span text:style-name="T13">// Gera uma CLista aleatória com 400 elementos<text:line-break/></text:span>testeQ = criaCFila(<text:span text:style-name="T9">0</text:span>, <text:span text:style-name="T9">250</text:span>);<text:line-break/><text:soft-page-break/><text:span text:style-name="T13">// Gera uma CFila com 250 elementos em ordem crescente<text:line-break/></text:span>testeS = criaPilha(<text:span text:style-name="T9">1</text:span>, <text:span text:style-name="T9">20</text:span>);<text:line-break/><text:span text:style-name="T13">// Gera uma CPilha com vinte elementos em ordem decrescente</text:span><text:line-break/>…<text:line-break/>}//<text:span text:style-name="T15">end main ( )</text:span></text:p>
      <text:p text:style-name="P50"/>
      <text:p text:style-name="P40"><text:span text:style-name="T6">public static</text:span> CLista criaCLista (<text:span text:style-name="T6">int</text:span> opcao, <text:span text:style-name="T6">int</text:span> n){<text:line-break/><text:tab/><text:span text:style-name="T6">int</text:span> dado = <text:span text:style-name="T9">0</text:span>;<text:line-break/><text:tab/>CLista L = <text:span text:style-name="T10">new</text:span> CLista( );<text:line-break/><text:tab/>Random gerador = <text:span text:style-name="T10">new</text:span> Random( );</text:p>
      <text:p text:style-name="P40"><text:span text:style-name="T10"><text:tab/>if</text:span>(opcao == <text:span text:style-name="T9">0</text:span>){<text:line-break/><text:tab/><text:tab/><text:span text:style-name="T10">for</text:span> (<text:span text:style-name="T6">int</text:span> i = <text:span text:style-name="T9">0</text:span>; i &lt; n; i++){<text:line-break/><text:tab/><text:tab/><text:tab/>L.insereComeco(i);<text:line-break/><text:tab/><text:tab/>}<text:span text:style-name="T1">//end for</text:span><text:line-break/><text:tab/>} <text:span text:style-name="T10">else if</text:span> (opcao == <text:span text:style-name="T9">1</text:span>){<text:line-break/><text:tab/><text:tab/><text:span text:style-name="T10">for</text:span> (<text:span text:style-name="T6">int</text:span> i = n-<text:span text:style-name="T9">1</text:span>; i &gt;= <text:span text:style-name="T9">0</text:span>; i--){ <text:line-break/><text:tab/><text:tab/><text:tab/>L.insereComeco(i);<text:line-break/><text:tab/><text:tab/>}<text:span text:style-name="T1">//end for</text:span><text:line-break/><text:tab/>} <text:span text:style-name="T10">else if</text:span> (opcao == <text:span text:style-name="T9">2</text:span>){<text:line-break/><text:tab/><text:tab/><text:span text:style-name="T10">for</text:span> (<text:span text:style-name="T6">int</text:span> i = <text:span text:style-name="T9">0</text:span>; i &lt; n; i++){<text:line-break/><text:tab/><text:tab/><text:tab/>dado = gerador.nextInt(<text:span text:style-name="T9">100</text:span>);<text:line-break/><text:tab/><text:tab/><text:tab/>dado = Math.abs(dado);<text:line-break/><text:tab/><text:tab/><text:tab/>L.insereComeco(dado);<text:line-break/><text:tab/><text:tab/>}<text:span text:style-name="T1">//end for</text:span><text:line-break/><text:tab/>} <text:span text:style-name="T10">else</text:span> {<text:line-break/><text:tab/><text:tab/>System.out.println(<text:span text:style-name="T9">"ERRO: OPCAO INVALIDA."</text:span>);<text:line-break/><text:tab/>} <text:span text:style-name="T1">//end else</text:span><text:line-break/> <text:s text:c="4"/><text:span text:style-name="T10">return</text:span> L;<text:line-break/>}<text:span text:style-name="T1">//end criaCLista( )</text:span></text:p>
      <text:p text:style-name="P47"/>
      <text:p text:style-name="P41"><text:span text:style-name="T6">public static</text:span> CPilha criaPilha (<text:span text:style-name="T6">int</text:span> opcao, <text:span text:style-name="T6">int</text:span> n){<text:line-break/><text:tab/><text:span text:style-name="T6">int</text:span> dado = <text:span text:style-name="T9">0</text:span>;<text:line-break/><text:tab/>CPilha P = <text:span text:style-name="T10">new</text:span> CPilha( );<text:line-break/><text:tab/><text:span text:style-name="T18">R</text:span>andom gerador = <text:span text:style-name="T10">new</text:span> Random( );</text:p>
      <text:p text:style-name="P42"><text:span text:style-name="T10"><text:tab/>if </text:span>(opcao == <text:span text:style-name="T9">0</text:span>){<text:line-break/><text:tab/><text:tab/><text:span text:style-name="T10">for</text:span> (<text:span text:style-name="T6">int</text:span> i = <text:span text:style-name="T9">0</text:span>; i &lt; n; i++){<text:line-break/><text:tab/><text:tab/><text:tab/>P.empilha(i);<text:line-break/><text:tab/><text:tab/>}<text:span text:style-name="T1">//end for</text:span><text:line-break/><text:tab/>} <text:span text:style-name="T10">else if</text:span> (opcao == <text:span text:style-name="T9">1</text:span>){<text:line-break/><text:tab/><text:tab/><text:span text:style-name="T10">for</text:span> (<text:span text:style-name="T6">int</text:span> i = n-<text:span text:style-name="T9">1</text:span>; i &gt;= <text:span text:style-name="T9">0</text:span>; i--){<text:line-break/><text:tab/><text:tab/><text:tab/>P.empilha(i);<text:line-break/><text:tab/><text:tab/>}<text:span text:style-name="T1">//end for</text:span><text:line-break/><text:tab/>} <text:span text:style-name="T10">else if</text:span> (opcao == <text:span text:style-name="T9">2</text:span>){<text:line-break/><text:tab/><text:tab/><text:span text:style-name="T10">for</text:span> (<text:span text:style-name="T6">int</text:span> i = <text:span text:style-name="T9">0</text:span>; i &lt; n; i++){<text:line-break/><text:tab/><text:tab/><text:tab/><text:span text:style-name="T18">d</text:span>ado = gerador.nextInt(<text:span text:style-name="T9">100</text:span>);<text:line-break/><text:tab/><text:tab/><text:tab/>dado = Math.abs(dado);<text:line-break/><text:tab/><text:tab/><text:tab/>P.empilha(dado);<text:line-break/><text:tab/><text:tab/>}<text:span text:style-name="T1">//end for</text:span><text:line-break/><text:tab/>}<text:span text:style-name="T10"> else</text:span> {<text:line-break/><text:tab/><text:tab/>System.out.println(<text:span text:style-name="T9">"ERRO: OPCAO INVALIDA."</text:span>);<text:line-break/><text:tab/>}<text:span text:style-name="T1">//end els</text:span><text:span text:style-name="T4">e</text:span><text:span text:style-name="T18"><text:line-break/> <text:s text:c="2"/></text:span><text:span text:style-name="T10"><text:s text:c="3"/>return</text:span> P;<text:line-break/><text:span text:style-name="T18">}</text:span><text:span text:style-name="T1">//end criaPilha( )</text:span></text:p>
      <text:p text:style-name="P42"/>
      <text:p text:style-name="P42"><text:soft-page-break/><text:span text:style-name="T6">public static</text:span> CFila criaFila (<text:span text:style-name="T6">int</text:span> opcao, <text:span text:style-name="T6">int</text:span> n)<text:span text:style-name="T18">{<text:line-break/><text:tab/></text:span><text:span text:style-name="T6">int</text:span> dado = <text:span text:style-name="T9">0</text:span>;<text:line-break/><text:tab/>CFila F <text:s/>=<text:span text:style-name="T10"> new</text:span> CFila( );<text:line-break/><text:tab/>Random gerador = <text:span text:style-name="T10">new</text:span> Random( );</text:p>
      <text:p text:style-name="P40"><text:span text:style-name="T10"><text:tab/>if</text:span> (opcao == <text:span text:style-name="T9">0</text:span>){<text:line-break/><text:tab/><text:tab/><text:span text:style-name="T10">for</text:span> (<text:span text:style-name="T6">int</text:span> i = <text:span text:style-name="T9">0</text:span>; i &lt; n; i++){<text:line-break/><text:tab/><text:tab/><text:tab/>F.enfileira(i);<text:line-break/><text:tab/><text:tab/>}<text:span text:style-name="T1">//end for</text:span><text:line-break/><text:tab/><text:span text:style-name="T18">} </text:span><text:span text:style-name="T10">else if</text:span> (opcao == <text:span text:style-name="T9">1</text:span>){<text:line-break/><text:tab/><text:tab/><text:span text:style-name="T10">for</text:span> (<text:span text:style-name="T6">int</text:span> i = n-<text:span text:style-name="T9">1</text:span>; i &gt;= <text:span text:style-name="T9">0</text:span>; i--){<text:line-break/><text:tab/><text:tab/><text:tab/>F.enfileira(i);<text:line-break/><text:tab/><text:tab/>}<text:span text:style-name="T1">//end for</text:span><text:line-break/><text:tab/><text:span text:style-name="T18">}</text:span> <text:span text:style-name="T10">else if</text:span> (opcao == <text:span text:style-name="T9">2</text:span>){<text:line-break/><text:tab/><text:tab/><text:span text:style-name="T10">for </text:span>(<text:span text:style-name="T6">int</text:span> i = <text:span text:style-name="T9">0</text:span>; i &lt; n; i++){<text:line-break/><text:tab/><text:tab/><text:tab/>dado = gerador.nextInt(<text:span text:style-name="T9">100</text:span>); <text:line-break/><text:tab/><text:tab/><text:tab/>dado = Math.abs(dado);<text:line-break/><text:tab/><text:tab/><text:tab/>F.enfileira(dado);<text:line-break/><text:tab/><text:tab/>}<text:span text:style-name="T1">//end for</text:span><text:line-break/><text:tab/>} <text:span text:style-name="T10">else</text:span> {<text:line-break/><text:tab/><text:tab/><text:span text:style-name="T18">S</text:span>ystem.out.println(<text:span text:style-name="T9">"ERRO: OPCAO INVALIDA."</text:span>);<text:line-break/><text:tab/>}<text:span text:style-name="T1">//end els</text:span><text:span text:style-name="T5">e</text:span><text:line-break/> <text:s text:c="5"/><text:span text:style-name="T10">return</text:span> F;<text:line-break/>}<text:span text:style-name="T1">//end criaFila( )</text:span></text:p>
      <text:p text:style-name="P51"><text:span text:style-name="T7">public static void</text:span><text:span text:style-name="T17"> questao09( ){<text:line-break/><text:tab/>CFila <text:s/>F <text:s text:c="11"/>= </text:span><text:span text:style-name="T12">new</text:span><text:span text:style-name="T17"> CFila ( );<text:line-break/><text:tab/>CLista L <text:s text:c="10"/>= </text:span><text:span text:style-name="T12">new</text:span><text:span text:style-name="T17"> CLista( );<text:line-break/><text:tab/>CPilha P <text:s text:c="10"/>= </text:span><text:span text:style-name="T12">new</text:span><text:span text:style-name="T17"> CPilha( );<text:line-break/><text:tab/></text:span><text:span text:style-name="T7">int</text:span><text:span text:style-name="T17"> opcao <text:s text:c="8"/>= 0;<text:line-break/><text:tab/></text:span><text:span text:style-name="T7">int</text:span><text:span text:style-name="T17"> quantidade = 0;<text:line-break/><text:tab/></text:span><text:span text:style-name="T7">int</text:span><text:span text:style-name="T17"> opcao2 <text:s text:c="7"/>= 0;</text:span></text:p>
      <text:p text:style-name="P43"><text:tab/>System.out.println(<text:span text:style-name="T9">"Digite a opcao desejada: "</text:span>);<text:line-break/><text:tab/>System.out.println(<text:span text:style-name="T9">""</text:span>);<text:line-break/><text:tab/>System.out.println(<text:span text:style-name="T9">"0 - Gera a colecao com n elementos, de 0 ate n-1."</text:span>);<text:line-break/><text:tab/>System.out.println(<text:span text:style-name="T9">"1 - Gera a colecao com n elementos em ordem decrescente, de n-1 ate 0."</text:span>);<text:line-break/><text:tab/>System.out.println(<text:span text:style-name="T9">"2 - Gera a colecao com n elementos aleatorios."</text:span>);<text:line-break/><text:tab/>opcao = in.nextInt( <text:s/>);<text:line-break/><text:tab/>System.out.println(<text:span text:style-name="T9">""</text:span>);<text:line-break/><text:tab/>System.out.println(<text:span text:style-name="T9">"Entre com a quantidade de dados que deseja: "</text:span>);<text:line-break/><text:tab/>quantidade = in.nextInt( );<text:line-break/><text:tab/>System.out.println(<text:span text:style-name="T9">""</text:span>);<text:line-break/><text:tab/>System.out.println(<text:span text:style-name="T9">"Qual e' o tipo de celula desejada: "</text:span>);<text:line-break/><text:tab/>System.out.println(<text:span text:style-name="T9">"110 – Cfila"</text:span>);<text:line-break/><text:tab/>System.out.println(<text:span text:style-name="T9">"120 – CPilha"</text:span>);<text:line-break/><text:tab/>System.out.println(<text:span text:style-name="T9">"130 – Clista"</text:span>);<text:line-break/><text:tab/>opcao2 = in.nextInt( <text:s/>);<text:line-break/><text:tab/>System.out.println(<text:span text:style-name="T9">""</text:span>);</text:p>
      <text:p text:style-name="P44"><text:tab/><text:span text:style-name="T10">if</text:span>(opcao2 == <text:span text:style-name="T9">110</text:span>){<text:line-break/><text:tab/><text:tab/>System.out.println(<text:span text:style-name="T9">"FILA:"</text:span>);<text:line-break/><text:tab/><text:tab/>F = criaFila(opcao, quantidade);<text:line-break/><text:tab/><text:tab/>imprimeCFila(F);<text:line-break/><text:tab/><text:tab/>System.out.println(<text:span text:style-name="T9">""</text:span>);<text:line-break/><text:tab/>} <text:span text:style-name="T10">else if</text:span> (opcao2 == <text:span text:style-name="T9">120</text:span>){<text:line-break/><text:tab/><text:tab/>System.out.println(<text:span text:style-name="T9">"PILHA:"</text:span>);<text:line-break/><text:tab/><text:tab/>P = criaPilha(opcao, quantidade);<text:line-break/><text:tab/><text:tab/>imprimeCPilha(P);<text:line-break/><text:soft-page-break/><text:tab/><text:tab/>System.out.println(<text:span text:style-name="T9">""</text:span>);<text:line-break/><text:tab/>} <text:span text:style-name="T10">else if</text:span> (opcao2 == <text:span text:style-name="T9">130</text:span>){<text:line-break/><text:tab/><text:tab/>System.out.println(<text:span text:style-name="T9">"LISTA:"</text:span>);<text:line-break/><text:tab/><text:tab/>L = criaCLista(opcao, quantidade);<text:line-break/><text:tab/><text:tab/>imprimeCLista(L);<text:line-break/><text:tab/><text:tab/>System.out.println(<text:span text:style-name="T9">""</text:span>);<text:line-break/><text:tab/>} <text:span text:style-name="T10">else</text:span> {<text:line-break/><text:tab/><text:tab/>System.out.println(<text:span text:style-name="T9">"ERRO: OPCAO INVALIDA."</text:span>);<text:line-break/><text:tab/>}<text:span text:style-name="T1">//end els</text:span><text:span text:style-name="T2">e</text:span><text:line-break/>}<text:span text:style-name="T1">//end questao09( </text:span><text:span text:style-name="T3">)<text:line-break/></text:span></text:p>
      <text:p text:style-name="P45">10) Crie as funções static <text:span text:style-name="T1">void imprimeCLista(CLista A), static void imprimeCFila(CFila Q) e static void imprimeCPilha(CPilha S)</text:span>. As funções devem imprimir 10 elementos por linha, separados por barra “|”. Obs: As funções devem ser não destrutivas (ou seja, após a impressão, os dados da coleção devem continuar na mesma ordem original).</text:p>
      <text:p text:style-name="P45">Exemplo: </text:p>
      <text:p text:style-name="P48">1 | 2 | 3 | 4 | 5 | 6 | 7 | 8 | 9 | 10 <text:line-break/>11 | 12 | 13 | 14 | 15 | 16 | 17 | 18 | 19 | 20 <text:line-break/>21 | 22 | 23 | 24 </text:p>
      <text:p text:style-name="P46"><text:span text:style-name="T6">public static void</text:span> imprimeCPilha(CPilha P){<text:line-break/><text:tab/>CPilha Paux <text:s text:c="3"/>= P;<text:line-break/><text:tab/>Object item <text:s text:c="4"/>=<text:span text:style-name="T9"> null</text:span>;<text:line-break/><text:tab/><text:span text:style-name="T6">int</text:span> dado <text:s text:c="10"/>= <text:span text:style-name="T9">0</text:span>;<text:line-break/><text:tab/><text:span text:style-name="T6">int</text:span> quantidade = P.quantidade( );<text:line-break/></text:p>
      <text:p text:style-name="P46"><text:span text:style-name="T10"><text:tab/>while</text:span>(quantidade &gt; <text:span text:style-name="T9">0</text:span>){<text:line-break/><text:tab/><text:tab/><text:span text:style-name="T10">if</text:span> (quantidade &gt; <text:span text:style-name="T9">1</text:span>){<text:line-break/><text:tab/><text:tab/><text:tab/>item = Paux.desempilha( );<text:line-break/><text:tab/><text:tab/><text:tab/>dado = (<text:span text:style-name="T6">int</text:span>) item;<text:line-break/><text:tab/><text:tab/><text:tab/>System.out.print(<text:span text:style-name="T9">""</text:span>+dado+<text:span text:style-name="T9">"|"</text:span>);<text:line-break/><text:tab/><text:tab/>} <text:span text:style-name="T10">else</text:span> {<text:line-break/><text:tab/><text:tab/><text:tab/>System.out.print(<text:span text:style-name="T9">""</text:span>+dado);<text:line-break/><text:tab/><text:tab/>}<text:span text:style-name="T1">//end else</text:span><text:line-break/><text:tab/><text:tab/>quantidade --;<text:line-break/><text:tab/>}<text:span text:style-name="T1">//end while</text:span><text:line-break/>}<text:span text:style-name="T1">//end imprimeCPilha( )</text:span> </text:p>
      <text:p text:style-name="P46"/>
      <text:p text:style-name="P46"><text:span text:style-name="T6">public static void</text:span> imprimeCFila(CFila F){<text:line-break/><text:tab/>CFila Faux <text:s text:c="4"/>= F;<text:line-break/><text:tab/>Object item <text:s text:c="3"/>=<text:span text:style-name="T9"> null</text:span>;<text:line-break/><text:tab/><text:span text:style-name="T6">int</text:span> dado <text:s text:c="6"/>= <text:span text:style-name="T9">0</text:span>;<text:line-break/><text:tab/><text:span text:style-name="T6">int</text:span> quantidade = F.quantidade( );<text:line-break/></text:p>
      <text:p text:style-name="P46"><text:span text:style-name="T10"><text:tab/>while</text:span>(quantidade &gt; <text:span text:style-name="T9">0</text:span>){<text:line-break/><text:tab/><text:tab/><text:span text:style-name="T10">if</text:span> (quantidade &gt; <text:span text:style-name="T9">1</text:span>){<text:line-break/><text:tab/><text:tab/><text:tab/>item = Faux.desenfileira( );<text:line-break/><text:tab/><text:tab/><text:tab/>dado = (<text:span text:style-name="T6">int</text:span>) item;<text:line-break/><text:tab/><text:tab/><text:tab/>System.out.print(<text:span text:style-name="T9">""</text:span>+dado+<text:span text:style-name="T9">"|"</text:span>);</text:p>
      <text:p text:style-name="P46"><text:tab/><text:tab/>} <text:span text:style-name="T10">else</text:span> {<text:line-break/><text:tab/><text:tab/><text:tab/>System.out.print(<text:span text:style-name="T9">""</text:span>+dado);<text:line-break/><text:tab/><text:tab/>}<text:span text:style-name="T1">//end else</text:span><text:line-break/><text:tab/><text:tab/>quantidade --;<text:line-break/><text:soft-page-break/><text:tab/>}<text:span text:style-name="T1">//end while</text:span><text:line-break/>}<text:span text:style-name="T1">//end imprimeCFila( )</text:span></text:p>
      <text:p text:style-name="P46"/>
      <text:p text:style-name="P46"><text:span text:style-name="T6">public static void </text:span>imprimeCLista(CLista L){<text:line-break/><text:tab/>CLista Laux <text:s text:c="3"/>= L;<text:line-break/><text:tab/>Object item <text:s text:c="3"/>= <text:span text:style-name="T9">null</text:span>;<text:line-break/><text:tab/><text:span text:style-name="T6">int</text:span> dado <text:s text:c="8"/>= <text:span text:style-name="T9">0</text:span>;<text:line-break/><text:tab/><text:span text:style-name="T6">int</text:span> quantidade = <text:s/>L.quantidade( );<text:line-break/></text:p>
      <text:p text:style-name="P46"><text:span text:style-name="T10"><text:tab/>while</text:span>(quantidade &gt; <text:span text:style-name="T9">0</text:span>){<text:line-break/><text:tab/><text:tab/><text:span text:style-name="T10">if</text:span>(quantidade &gt; <text:span text:style-name="T9">1</text:span>){<text:line-break/><text:tab/><text:tab/><text:tab/>item = Laux.removeRetornaComeco( );<text:line-break/><text:tab/><text:tab/><text:tab/>dado = (<text:span text:style-name="T6">int</text:span>) item;<text:line-break/><text:tab/><text:tab/><text:tab/>System.out.print(<text:span text:style-name="T9">""</text:span>+dado+<text:span text:style-name="T9">"|"</text:span>);<text:line-break/><text:tab/><text:tab/>}<text:span text:style-name="T10">else</text:span>{<text:line-break/><text:tab/><text:tab/><text:tab/>System.out.print(<text:span text:style-name="T9">""</text:span>+dado);<text:line-break/><text:tab/><text:tab/>}<text:span text:style-name="T1">//end else<text:line-break/><text:tab/><text:tab/></text:span>quantidade --;<text:line-break/><text:tab/>}<text:span text:style-name="T1">//end while</text:span><text:line-break/>}<text:span text:style-name="T1">//end imprimeCLista( )</text:span></text:p>
      <text:p text:style-name="P49"/>
      <text:p text:style-name="P46"><text:span text:style-name="T6">public static void</text:span> questao10( ){<text:line-break/><text:tab/>CFila F = <text:span text:style-name="T10">new</text:span> CFila( );<text:line-break/><text:tab/>F <text:s text:c="2"/>= preencherF( );</text:p>
      <text:p text:style-name="P46"><text:tab/>CLista L = <text:span text:style-name="T10">new</text:span> CLista( );<text:line-break/><text:tab/>L <text:s text:c="2"/>= preencher( );</text:p>
      <text:p text:style-name="P46"><text:tab/>CPilha P = <text:span text:style-name="T10">new</text:span> CPilha( );<text:line-break/><text:tab/>P <text:s text:c="2"/>= preencherP( );</text:p>
      <text:p text:style-name="P53"><text:tab/>imprimeCFila(F);<text:line-break/><text:tab/>System.out.println(<text:span text:style-name="T9">""</text:span>);<text:line-break/><text:tab/>imprimeCLista(L);<text:line-break/><text:tab/>System.out.println(<text:span text:style-name="T9">""</text:span>);<text:line-break/><text:tab/>imprimeCPilha(P);</text:p>
      <text:p text:style-name="P46">}<text:span text:style-name="T1">//end questao10(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50:04.995091366</meta:creation-date>
    <dc:date>2018-09-19T14:44:15.167967909</dc:date>
    <meta:editing-duration>PT2H1M53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2" meta:paragraph-count="335" meta:word-count="2470" meta:character-count="16158" meta:non-whitespace-character-count="12604"/>
  </office:meta>
</office:document-meta>
</file>